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ing_20_1">
      <style:paragraph-properties fo:line-height="150%"/>
    </style:style>
    <style:style style:name="P3" style:family="paragraph" style:parent-style-name="Standard">
      <style:paragraph-properties fo:line-height="150%"/>
      <style:text-properties style:font-name="Arial" fo:font-size="14pt" fo:font-style="italic" style:font-size-asian="14pt" style:font-style-asian="italic" style:font-name-complex="Arial1" style:font-size-complex="14pt" style:font-style-complex="italic"/>
    </style:style>
    <style:style style:name="P4" style:family="paragraph" style:parent-style-name="Standard">
      <style:paragraph-properties fo:line-height="150%"/>
      <style:text-properties style:font-name="Arial" fo:font-size="14pt" style:font-size-asian="14pt" style:font-name-complex="Arial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50%" fo:break-before="page"/>
      <style:text-properties style:font-name="Arial" fo:font-size="14pt" style:font-size-asian="14pt" style:font-name-complex="Arial1" style:font-size-complex="14pt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margin-left="0.25in" fo:line-height="150%" fo:text-indent="0.25in" style:auto-text-indent="false"/>
    </style:style>
    <style:style style:name="P10" style:family="paragraph" style:parent-style-name="Standard">
      <style:paragraph-properties fo:line-height="150%" fo:text-align="center" style:justify-single-word="false"/>
      <style:text-properties officeooo:rsid="001f225d" officeooo:paragraph-rsid="001f225d"/>
    </style:style>
    <style:style style:name="P11" style:family="paragraph" style:parent-style-name="Title">
      <style:paragraph-properties fo:line-height="150%" fo:text-align="center" style:justify-single-word="false"/>
    </style:style>
    <style:style style:name="T1" style:family="text">
      <style:text-properties style:font-name="Arial" fo:font-size="14pt" fo:font-style="italic" style:font-size-asian="14pt" style:font-style-asian="italic" style:font-name-complex="Arial1" style:font-size-complex="14pt" style:font-style-complex="italic"/>
    </style:style>
    <style:style style:name="T2" style:family="text">
      <style:text-properties style:font-name="Arial" fo:font-size="14pt" style:font-size-asian="14pt" style:font-name-complex="Arial1" style:font-size-complex="14pt"/>
    </style:style>
    <style:style style:name="T3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11" loext:marker-style-name="T2"><text:span text:style-name="T2">C950 WGUPS Algorithm Overview</text:span><text:span text:style-name="T2"/></text:p>
      <text:p text:style-name="P4" loext:marker-style-name="T2"/>
      <text:p text:style-name="P4" loext:marker-style-name="T2"/>
      <text:p text:style-name="P10" loext:marker-style-name="T2"><text:span text:style-name="T2">Michael Lawrence</text:span></text:p>
      <text:p text:style-name="P7" loext:marker-style-name="T2"><text:span text:style-name="T2">ID #xxxxxxxx</text:span><text:span text:style-name="T2"/></text:p>
      <text:p text:style-name="P7" loext:marker-style-name="T2"><text:span text:style-name="T2">WGU Email: xxxx@wgu.edu</text:span><text:span text:style-name="T2"/></text:p>
      <text:p text:style-name="P7" loext:marker-style-name="T2"><text:span text:style-name="T2">Date</text:span><text:span text:style-name="T2"/></text:p>
      <text:p text:style-name="P5" loext:marker-style-name="T2"/>
      <text:p text:style-name="P7" loext:marker-style-name="T2"><text:span text:style-name="T2">C950 Data Structures and Algorithms II</text:span><text:span text:style-name="T2"/></text:p>
      <text:p text:style-name="P4" loext:marker-style-name="T2"/>
      <text:p text:style-name="P6" loext:marker-style-name="T2"/>
      <text:h text:style-name="P2" text:outline-level="1" loext:marker-style-name="T2"><text:span text:style-name="T2">Introduction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A. Algorithm Identification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B1. Logic Comments</text:span><text:span text:style-name="T2"/></text:h>
      <text:p text:style-name="P8" loext:marker-style-name="T2"><text:span text:style-name="T2">Pseudocode goes here</text:span><text:span text:style-name="T2"/></text:p>
      <text:h text:style-name="P2" text:outline-level="1" loext:marker-style-name="T2"><text:span text:style-name="T2">B2. Development Environment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B3. Space-Time and Big-O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B4. Scalability and Adaptability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B5. Software Efficiency and Maintainability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B6. Self-Adjusting Data Structures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oft-page-break/><text:span text:style-name="T2">C. Original Code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C1. Identification Information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C2. Process and Flow Comments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D. Data Structure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D1. Explanation of Data Structure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E. Hash Table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F. Look-Up Function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G. Interface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G1. First Status Check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oft-page-break/><text:span text:style-name="T2">G2. Second Status Check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G3. Third Status Check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H. Screenshots of Code Execution</text:span><text:span text:style-name="T2"/></text:h>
      <text:p text:style-name="P8" loext:marker-style-name="T2"><text:span text:style-name="T2">Screenshots (and possibly labels) go here</text:span><text:span text:style-name="T2"/></text:p>
      <text:h text:style-name="P2" text:outline-level="1" loext:marker-style-name="T2"><text:span text:style-name="T2">I1. Strengths of Chosen Algorithm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I2. Verification of Algorithm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I3. Other possible Algorithms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I3A. Algorithm Differences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J. Different Approach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K1. Verification of Data Structure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oft-page-break/><text:span text:style-name="T2">K1A. Efficiency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K1B. Overhead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K1C. Implications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K2. Other Data Structures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K2a. Data Structure Differences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M. Professional Communication</text:span><text:span text:style-name="T2"/></text:h>
      <text:p text:style-name="P8" loext:marker-style-name="T2"><text:span text:style-name="T2">Text goes here</text:span><text:span text:style-name="T2"/></text:p>
      <text:h text:style-name="P2" text:outline-level="1" loext:marker-style-name="T2"><text:span text:style-name="T2">L. Sources - Works Cited</text:span><text:span text:style-name="T2"/></text:h>
      <text:p text:style-name="P8" loext:marker-style-name="T2"><text:span text:style-name="T2">Text goes here</text:span><text:span text:style-name="T2"/></text:p>
      <text:p text:style-name="P8" loext:marker-style-name="T2"><text:span text:style-name="T2">An example:</text:span><text:span text:style-name="T2"/></text:p>
      <text:p text:style-name="P8" loext:marker-style-name="T2"><text:span text:style-name="T2">Lysecky, R., &amp; Vahid, F. (2018, June). </text:span><text:span text:style-name="T1">C950: Data Structures and Algorithms II</text:span><text:span text:style-name="T2">. zyBooks.</text:span></text:p>
      <text:p text:style-name="P9" loext:marker-style-name="T3"><text:span text:style-name="T2">Retrieved March 22, 2021, from <text:s/></text:span><text:a xlink:type="simple" xlink:href="https://learn.zybooks.com/zybook/WGUC950AY20182019/" text:style-name="Internet_20_link" text:visited-style-name="Visited_20_Internet_20_Link"><text:span text:style-name="Internet_20_link"><text:span text:style-name="T2">https://learn.zybooks.com/zybook/WGUC950AY20182019/</text:span></text:span></text:a></text:p>
      <text:p text:style-name="P4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.5pt" fo:language="en" fo:country="US" style:letter-kerning="false" style:font-name-asian="F" style:font-size-asian="10.5pt" style:language-asian="en" style:country-asian="US" style:font-name-complex="F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.5pt" fo:language="en" fo:country="US" style:letter-kerning="false" style:font-name-asian="F" style:font-size-asian="10.5pt" style:language-asian="en" style:country-asian="US" style:font-name-complex="F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line-height="11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78in" fo:margin-bottom="0.028in" style:contextual-spacing="false" fo:line-height="100%" fo:keep-together="always" fo:padding-left="0in" fo:padding-right="0in" fo:padding-top="0in" fo:padding-bottom="0.0138in" fo:border-left="none" fo:border-right="none" fo:border-top="none" fo:border-bottom="0.51pt solid #4472c4" fo:keep-with-next="always"/>
      <style:text-properties fo:color="#2f5496" loext:opacity="100%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in" style:contextual-spacing="false" fo:line-height="100%" fo:keep-together="always" fo:keep-with-next="always"/>
      <style:text-properties fo:color="#2f5496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555in" fo:margin-bottom="0in" style:contextual-spacing="false" fo:line-height="100%" fo:keep-together="always" fo:keep-with-next="always"/>
      <style:text-properties fo:color="#404040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555in" fo:margin-bottom="0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555in" fo:margin-bottom="0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555in" fo:margin-bottom="0in" style:contextual-spacing="false" fo:keep-together="always" fo:keep-with-next="always"/>
      <style:text-properties fo:font-variant="small-caps" fo:color="#595959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555in" fo:margin-bottom="0in" style:contextual-spacing="false" fo:keep-together="always" fo:keep-with-next="always"/>
      <style:text-properties fo:font-variant="small-caps" fo:color="#595959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04040" loext:opacity="100%" fo:font-size="10pt" fo:font-weight="bold" style:font-size-asian="10pt" style:font-weight-asian="bold" style:font-size-complex="10pt" style:font-weight-complex="bold">
        <loext:char-complex-color loext:theme-type="dark1" loext:color-type="theme">
          <loext:transformation loext:type="tint" loext:value="250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fo:color="#2f5496" loext:opacity="100%" style:font-name="Calibri Light" fo:font-family="'Calibri Light'" style:font-family-generic="roman" style:font-pitch="variable" fo:font-size="40pt" fo:letter-spacing="-0.0047in" style:font-name-asian="F" style:font-family-generic-asian="system" style:font-pitch-asian="variable" style:font-size-asian="40pt" style:font-name-complex="F" style:font-family-generic-complex="system" style:font-pitch-complex="variable" style:font-size-complex="4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665in" style:contextual-spacing="false" fo:line-height="100%"/>
      <style:text-properties fo:color="#404040" loext:opacity="100%" style:font-name="Calibri Light" fo:font-family="'Calibri Light'" style:font-family-generic="roman" style:font-pitch="variable" fo:font-size="15pt" style:font-name-asian="F" style:font-family-generic-asian="system" style:font-pitch-asian="variable" style:font-size-asian="15pt" style:font-name-complex="F" style:font-family-generic-complex="system" style:font-pitch-complex="variable" style:font-size-complex="15pt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loext:linked-style-name="Quote_20_Char">
      <style:paragraph-properties fo:margin-left="0.6in" fo:margin-right="0.6in" fo:margin-top="0.1665in" fo:margin-bottom="0.1665in" style:contextual-spacing="false" fo:line-height="105%" fo:text-align="center" style:justify-single-word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1945in" fo:margin-bottom="0.1665in" style:contextual-spacing="false" fo:text-align="center" style:justify-single-word="false"/>
      <style:text-properties fo:color="#4472c4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line-height="100%"/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2f5496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404040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5_20_Char" style:display-name="Heading 5 Char" style:family="text" style:parent-style-name="Default_20_Paragraph_20_Font_20__28_WW_29_" loext:linked-style-name="Heading_20_5">
      <style:text-properties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font-variant="small-caps" fo:color="#595959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font-variant="small-caps" fo:color="#595959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fo:color="#2f5496" loext:opacity="100%" style:font-name="Calibri Light" fo:font-family="'Calibri Light'" style:font-family-generic="roman" style:font-pitch="variable" fo:font-size="40pt" fo:letter-spacing="-0.0047in" style:font-name-asian="F" style:font-family-generic-asian="system" style:font-pitch-asian="variable" style:font-size-asian="40pt" style:font-name-complex="F" style:font-family-generic-complex="system" style:font-pitch-complex="variable" style:font-size-complex="4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 loext:linked-style-name="Subtitle">
      <style:text-properties fo:color="#404040" loext:opacity="100%" style:font-name="Calibri Light" fo:font-family="'Calibri Light'" style:font-family-generic="roman" style:font-pitch="variable" fo:font-size="15pt" style:font-name-asian="F" style:font-family-generic-asian="system" style:font-pitch-asian="variable" style:font-size-asian="15pt" style:font-name-complex="F" style:font-family-generic-complex="system" style:font-pitch-complex="variable" style:font-size-complex="15pt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_20__28_WW_29_" loext:linked-style-name="Quote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472c4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595959" loext:opacity="100%" fo:font-style="italic" style:font-style-asian="italic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_20__28_WW_29_">
      <style:text-properties fo:font-variant="small-caps" fo:color="#404040" loext:opacity="100%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_20__28_WW_29_">
      <style:text-properties fo:font-variant="small-caps" fo:font-weight="bold" style:font-weight-asian="bold" style:font-weight-complex="bold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950 WGUPS Algorithm Overview</text:p>
      </style:header>
      <style:footer>
        <text:p text:style-name="Footer"><text:tab/><text:tab/>Page <text:span text:style-name="MT1"><text:page-number text:select-page="current">5</text:page-number></text:span><text:s/>of <text:page-count>5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</meta:editing-cycles>
    <meta:creation-date>2021-07-16T20:04:00</meta:creation-date>
    <dc:date>2024-04-06T17:52:47.436993387</dc:date>
    <meta:editing-duration>PT23M8S</meta:editing-duration>
    <meta:generator>LibreOffice/24.2.2.1$Linux_X86_64 LibreOffice_project/420$Build-1</meta:generator>
    <meta:document-statistic meta:table-count="0" meta:image-count="0" meta:object-count="0" meta:page-count="5" meta:paragraph-count="77" meta:word-count="267" meta:character-count="1652" meta:non-whitespace-character-count="1459"/>
    <meta:user-defined meta:name="AppVersion">16.0000</meta:user-defined>
    <meta:template xlink:type="simple" xlink:actuate="onRequest" xlink:title="Normal.dotm" xlink:href=""/>
  </office:meta>
</office:document-meta>
</file>